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9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6pt" fo:language="en" fo:country="US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fo:color="#000000" style:text-outline="false" style:text-line-through-style="none" style:text-line-through-type="none" style:font-name="Liberation Mono" fo:font-size="30pt" fo:font-style="normal" fo:text-shadow="none" style:text-underline-style="none" fo:font-weight="normal" style:letter-kerning="true" style:font-size-asian="30pt" style:font-size-complex="30pt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Colores HTML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<text:span text:style-name="T1">Nombres de colores</text:span>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RGB</text:span></text:p>
              </text:list-item>
              <text:list-item>
                <text:p><text:span text:style-name="T3">HEX</text:span></text:p>
              </text:list-item>
              <text:list-item>
                <text:p><text:span text:style-name="T3">HSL </text:span></text:p>
              </text:list-item>
              <text:list-item>
                <text:p><text:span text:style-name="T3">RGBA</text:span></text:p>
              </text:list-item>
              <text:list-item>
                <text:p><text:span text:style-name="T3">HSLA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1" draw:layer="layout" svg:width="21.4cm" svg:height="3.193cm" svg:x="1.4cm" svg:y="0.822cm" presentation:class="title" presentation:user-transformed="true">
          <draw:text-box>
            <text:p><text:span text:style-name="T1">¿Donde se puede aplicar color? <text:s/>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Como fondo </text:p>
              </text:list-item>
              <text:list-item>
                <text:p>Al texto <text:s/></text:p>
              </text:list-item>
              <text:list-item>
                <text:p>En los bordes 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 xml:id="id4" draw:id="id4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><text:span text:style-name="T1">¿ Como los aplico ?</text:span>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Usamos propiedades CSS para hacerlo 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 xml:id="id5" draw:id="id5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4">Carlos Altman</text:span><text:span text:style-name="T4"><text:line-break/></text:span><text:span text:style-name="T4">@codefuncode 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15:10:47.921183237</meta:creation-date>
    <meta:editing-duration>PT1H9M26S</meta:editing-duration>
    <meta:editing-cycles>7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6T21:30:11.058088374</dc:date>
    <meta:document-statistic meta:object-count="77"/>
  </office:meta>
</office:document-meta>
</file>